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f36b"/>
    </style:style>
    <style:style style:name="T1" style:family="text">
      <style:text-properties officeooo:rsid="0002f3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(<text:span text:style-name="T1">387</text:span> + 384 * -<text:span text:style-name="T1">1</text:span> + -<text:span text:style-name="T1">1</text:span>*3 + <text:span text:style-name="T1">0</text:span>)</text:p>
      <text:p text:style-name="P1">(<text:span text:style-name="T1">387</text:span> + 384 * <text:span text:style-name="T1">0</text:span> + -<text:span text:style-name="T1">1</text:span>*3 + <text:span text:style-name="T1">0</text:span>)</text:p>
      <text:p text:style-name="P1">(<text:span text:style-name="T1">387</text:span> + 384 * <text:span text:style-name="T1">1</text:span> + -<text:span text:style-name="T1">1</text:span>*3 + <text:span text:style-name="T1">0</text:span>)</text:p>
      <text:p text:style-name="P1">(<text:span text:style-name="T1">387</text:span> + 384 * -<text:span text:style-name="T1">1</text:span> + <text:span text:style-name="T1">0</text:span>*3 + <text:span text:style-name="T1">0</text:span>)</text:p>
      <text:p text:style-name="P1">(<text:span text:style-name="T1">387</text:span> + 384 * <text:span text:style-name="T1">0</text:span> + <text:span text:style-name="T1">0</text:span>*3 + <text:span text:style-name="T1">0</text:span>)</text:p>
      <text:p text:style-name="P1">(<text:span text:style-name="T1">387</text:span> + 384 * <text:span text:style-name="T1">1</text:span> + <text:span text:style-name="T1">0</text:span>*3 + <text:span text:style-name="T1">0</text:span>)</text:p>
      <text:p text:style-name="P1">(<text:span text:style-name="T1">387</text:span> + 384 * -<text:span text:style-name="T1">1</text:span> + <text:span text:style-name="T1">1</text:span>*3 + <text:span text:style-name="T1">0</text:span>)</text:p>
      <text:p text:style-name="P1">(<text:span text:style-name="T1">387</text:span> + 384 * <text:span text:style-name="T1">0</text:span> + <text:span text:style-name="T1">1</text:span>*3 + <text:span text:style-name="T1">0</text:span>)</text:p>
      <text:p text:style-name="P1">(<text:span text:style-name="T1">387</text:span> + 384 * <text:span text:style-name="T1">1</text:span> + <text:span text:style-name="T1">1</text:span>*3 + <text:span text:style-name="T1">0</text:span>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9:17:05.325018833</meta:creation-date>
    <dc:date>2021-12-12T19:50:28.753292597</dc:date>
    <meta:editing-duration>PT23M13S</meta:editing-duration>
    <meta:editing-cycles>1</meta:editing-cycles>
    <meta:document-statistic meta:table-count="0" meta:image-count="0" meta:object-count="0" meta:page-count="1" meta:paragraph-count="9" meta:word-count="81" meta:character-count="231" meta:non-whitespace-character-count="159"/>
    <meta:generator>LibreOffice/6.4.7.2$Linux_X86_64 LibreOffice_project/40$Build-2</meta:generator>
  </office:meta>
</office:document-meta>
</file>